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764in" table:align="left"/>
    </style:style>
    <style:style style:name="Table1.A" style:family="table-column">
      <style:table-column-properties style:column-width="1.6535in"/>
    </style:style>
    <style:style style:name="Table1.B" style:family="table-column">
      <style:table-column-properties style:column-width="4.42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458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4.747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3" style:family="paragraph" style:parent-style-name="Heading_20_1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4" style:family="paragraph" style:parent-style-name="Heading_20_2">
      <style:text-properties officeooo:paragraph-rsid="00087763"/>
    </style:style>
    <style:style style:name="P5" style:family="paragraph" style:parent-style-name="Heading_20_3">
      <style:text-properties officeooo:paragraph-rsid="00087763"/>
    </style:style>
    <style:style style:name="P6" style:family="paragraph" style:parent-style-name="Horizontal_20_Line">
      <style:text-properties officeooo:paragraph-rsid="00087763"/>
    </style:style>
    <style:style style:name="P7" style:family="paragraph" style:parent-style-name="Standard">
      <style:text-properties officeooo:rsid="00087763" officeooo:paragraph-rsid="00087763"/>
    </style:style>
    <style:style style:name="P8" style:family="paragraph" style:parent-style-name="Standard">
      <style:text-properties fo:font-size="15pt" fo:font-weight="bold" officeooo:rsid="00087763" officeooo:paragraph-rsid="00087763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fo:letter-spacing="normal"/>
    </style:style>
    <style:style style:name="P10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1" style:family="paragraph" style:parent-style-name="Table_20_Contents">
      <style:text-properties officeooo:paragraph-rsid="00087763"/>
    </style:style>
    <style:style style:name="P12" style:family="paragraph" style:parent-style-name="Table_20_Heading">
      <style:text-properties officeooo:paragraph-rsid="00087763"/>
    </style:style>
    <style:style style:name="P13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14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15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16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17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P18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0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P24" style:family="paragraph" style:parent-style-name="Text_20_body" style:list-style-name="L6"/>
    <style:style style:name="P25" style:family="paragraph" style:parent-style-name="Text_20_body" style:list-style-name="L6">
      <style:text-properties officeooo:paragraph-rsid="00087763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>
      <style:paragraph-properties fo:margin-top="0in" fo:margin-bottom="0in" style:contextual-spacing="false"/>
    </style:style>
    <style:style style:name="P31" style:family="paragraph" style:parent-style-name="Text_20_body">
      <style:text-properties officeooo:rsid="00087763" officeooo:paragraph-rsid="00087763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0087763" officeooo:paragraph-rsid="00087763"/>
    </style:style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8"/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3"/>
    <style:style style:name="P46" style:family="paragraph" style:parent-style-name="Text_20_body" style:list-style-name="L24"/>
    <style:style style:name="P47" style:family="paragraph" style:parent-style-name="Text_20_body" style:list-style-name="L25"/>
    <style:style style:name="P48" style:family="paragraph" style:parent-style-name="Text_20_body" style:list-style-name="L26"/>
    <style:style style:name="P49" style:family="paragraph" style:parent-style-name="Text_20_body" style:list-style-name="L27"/>
    <style:style style:name="P50" style:family="paragraph" style:parent-style-name="Text_20_body" style:list-style-name="L28"/>
    <style:style style:name="P51" style:family="paragraph" style:parent-style-name="Text_20_body" style:list-style-name="L29"/>
    <style:style style:name="P52" style:family="paragraph" style:parent-style-name="Text_20_body" style:list-style-name="L30"/>
    <style:style style:name="P53" style:family="paragraph" style:parent-style-name="Text_20_body" style:list-style-name="L31"/>
    <style:style style:name="P54" style:family="paragraph" style:parent-style-name="Text_20_body" style:list-style-name="L32"/>
    <style:style style:name="P55" style:family="paragraph" style:parent-style-name="Text_20_body" style:list-style-name="L33">
      <style:text-properties officeooo:paragraph-rsid="00087763"/>
    </style:style>
    <style:style style:name="P56" style:family="paragraph" style:parent-style-name="Text_20_body" style:list-style-name="L34">
      <style:text-properties officeooo:paragraph-rsid="00087763"/>
    </style:style>
    <style:style style:name="P57" style:family="paragraph" style:parent-style-name="Text_20_body" style:list-style-name="L35">
      <style:text-properties officeooo:paragraph-rsid="00087763"/>
    </style:style>
    <style:style style:name="P58" style:family="paragraph" style:parent-style-name="Text_20_body" style:list-style-name="L36">
      <style:text-properties officeooo:paragraph-rsid="00087763"/>
    </style:style>
    <style:style style:name="P59" style:family="paragraph" style:parent-style-name="Text_20_body">
      <style:text-properties officeooo:paragraph-rsid="00087763"/>
    </style:style>
    <style:style style:name="T1" style:family="text">
      <style:text-properties fo:font-weight="bold"/>
    </style:style>
    <style:style style:name="T2" style:family="text">
      <style:text-properties officeooo:rsid="00087763"/>
    </style:style>
    <style:style style:name="T3" style:family="text">
      <style:text-properties style:font-name="Google Sans" fo:font-size="12pt" fo:font-style="normal" fo:font-weight="bold"/>
    </style:style>
    <style:style style:name="T4" style:family="text">
      <style:text-properties style:font-name="Google Sans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tgpt:</text:p>
      <text:p text:style-name="P8"/>
      <text:p text:style-name="P31">Great! Below are two detailed <text:span text:style-name="Strong_20_Emphasis">project plans</text:span> for:</text:p>
      <text:list text:style-name="L6">
        <text:list-item>
          <text:p text:style-name="P25">✅ <text:span text:style-name="Strong_20_Emphasis">Personal Finance Management App</text:span></text:p>
        </text:list-item>
        <text:list-item>
          <text:p text:style-name="P25">✅ <text:span text:style-name="Strong_20_Emphasis">Investment &amp; Wealth Management App</text:span></text:p>
        </text:list-item>
      </text:list>
      <text:p text:style-name="P59">Each includes <text:span text:style-name="Strong_20_Emphasis">features</text:span>, <text:span text:style-name="Strong_20_Emphasis">tech stack</text:span>, <text:span text:style-name="Strong_20_Emphasis">growth ideas</text:span>, and <text:span text:style-name="Strong_20_Emphasis">user goals</text:span>.</text:p>
      <text:p text:style-name="P6"/>
      <text:h text:style-name="P4" text:outline-level="2">🔹 1. Personal Finance Management App</text:h>
      <text:h text:style-name="P5" text:outline-level="3">🎯 Goal:</text:h>
      <text:p text:style-name="P59">Help users <text:span text:style-name="Strong_20_Emphasis">track income, expenses, budgets, and savings</text:span> easily.</text:p>
      <text:h text:style-name="P5" text:outline-level="3">👨‍👩‍👧 Target Audience:</text:h>
      <text:p text:style-name="P59">Anyone—from students to working professionals—who wants to manage money.</text:p>
      <text:h text:style-name="P5" text:outline-level="3">🔧 Feature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Category</text:p>
            </table:table-cell>
            <table:table-cell table:style-name="Table1.A1" office:value-type="string">
              <text:p text:style-name="P12">Features</text:p>
            </table:table-cell>
          </table:table-row>
        </table:table-header-rows>
        <table:table-row>
          <table:table-cell table:style-name="Table1.A1" office:value-type="string">
            <text:p text:style-name="P11">🔑 <text:span text:style-name="Strong_20_Emphasis">Core</text:span></text:p>
          </table:table-cell>
          <table:table-cell table:style-name="Table1.A1" office:value-type="string">
            <text:p text:style-name="P11">- User login/signup with security<text:line-break/>- Dashboard (overview)</text:p>
          </table:table-cell>
        </table:table-row>
        <table:table-row>
          <table:table-cell table:style-name="Table1.A1" office:value-type="string">
            <text:p text:style-name="P11">💰 <text:span text:style-name="Strong_20_Emphasis">Income/Expense</text:span></text:p>
          </table:table-cell>
          <table:table-cell table:style-name="Table1.A1" office:value-type="string">
            <text:p text:style-name="P11">- Add transactions with categories (food, rent, etc.)<text:line-break/>- Recurring expenses</text:p>
          </table:table-cell>
        </table:table-row>
        <table:table-row>
          <table:table-cell table:style-name="Table1.A1" office:value-type="string">
            <text:p text:style-name="P11">📊 <text:span text:style-name="Strong_20_Emphasis">Budgets</text:span></text:p>
          </table:table-cell>
          <table:table-cell table:style-name="Table1.A1" office:value-type="string">
            <text:p text:style-name="P11">- Set monthly budgets per category<text:line-break/>- Alerts when nearing limits</text:p>
          </table:table-cell>
        </table:table-row>
        <table:table-row>
          <table:table-cell table:style-name="Table1.A1" office:value-type="string">
            <text:p text:style-name="P11">📈 <text:span text:style-name="Strong_20_Emphasis">Reports</text:span></text:p>
          </table:table-cell>
          <table:table-cell table:style-name="Table1.A1" office:value-type="string">
            <text:p text:style-name="P11">- Pie charts, bar graphs (monthly spending, category-wise)<text:line-break/>- Export to CSV</text:p>
          </table:table-cell>
        </table:table-row>
        <table:table-row>
          <table:table-cell table:style-name="Table1.A1" office:value-type="string">
            <text:p text:style-name="P11">📆 <text:span text:style-name="Strong_20_Emphasis">Planner</text:span></text:p>
          </table:table-cell>
          <table:table-cell table:style-name="Table1.A1" office:value-type="string">
            <text:p text:style-name="P11">- Bill reminders, calendar sync</text:p>
          </table:table-cell>
        </table:table-row>
        <table:table-row>
          <table:table-cell table:style-name="Table1.A1" office:value-type="string">
            <text:p text:style-name="P11">📱 <text:span text:style-name="Strong_20_Emphasis">Mobile-friendly</text:span></text:p>
          </table:table-cell>
          <table:table-cell table:style-name="Table1.A1" office:value-type="string">
            <text:p text:style-name="P11">- Responsive design or native app support (optional)</text:p>
          </table:table-cell>
        </table:table-row>
      </table:table>
      <text:h text:style-name="P5" text:outline-level="3">🛠 Tech Stack (Web-Based Version):</text:h>
      <text:list text:style-name="L33">
        <text:list-item>
          <text:p text:style-name="P55"><text:span text:style-name="Strong_20_Emphasis">Frontend</text:span>: HTML, CSS (Tailwind), JavaScript (React or Vanilla)</text:p>
        </text:list-item>
        <text:list-item>
          <text:p text:style-name="P55"><text:span text:style-name="Strong_20_Emphasis">Backend</text:span>: Python (Flask/Django) or Node.js (Express)</text:p>
        </text:list-item>
        <text:list-item>
          <text:p text:style-name="P55"><text:span text:style-name="Strong_20_Emphasis">Database</text:span>: SQLite or MongoDB (for beginners), PostgreSQL for advanced</text:p>
        </text:list-item>
        <text:list-item>
          <text:p text:style-name="P55"><text:span text:style-name="Strong_20_Emphasis">Auth</text:span>: JWT / OAuth2 (Google Sign-In optional)</text:p>
        </text:list-item>
        <text:list-item>
          <text:p text:style-name="P55"><text:span text:style-name="Strong_20_Emphasis">Charting</text:span>: Chart.js or Recharts</text:p>
        </text:list-item>
      </text:list>
      <text:p text:style-name="P6"/>
      <text:h text:style-name="P4" text:outline-level="2"><text:soft-page-break/>🔹 2. Investment &amp; Wealth Management App</text:h>
      <text:h text:style-name="P5" text:outline-level="3">🎯 Goal:</text:h>
      <text:p text:style-name="P59">Help users <text:span text:style-name="Strong_20_Emphasis">track investments, calculate growth, plan long-term wealth</text:span>, and learn finance.</text:p>
      <text:h text:style-name="P5" text:outline-level="3">👨‍👩‍👧 Target Audience:</text:h>
      <text:p text:style-name="P59">Adults looking to manage stocks, mutual funds, real estate, crypto, etc.</text:p>
      <text:h text:style-name="P5" text:outline-level="3">🔧 Features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Category</text:p>
            </table:table-cell>
            <table:table-cell table:style-name="Table2.A1" office:value-type="string">
              <text:p text:style-name="P12">Features</text:p>
            </table:table-cell>
          </table:table-row>
        </table:table-header-rows>
        <table:table-row>
          <table:table-cell table:style-name="Table2.A1" office:value-type="string">
            <text:p text:style-name="P11">🧾 <text:span text:style-name="Strong_20_Emphasis">Portfolio Tracker</text:span></text:p>
          </table:table-cell>
          <table:table-cell table:style-name="Table2.A1" office:value-type="string">
            <text:p text:style-name="P11">- Add stocks, bonds, mutual funds, crypto<text:line-break/>- Real-time market value sync (via API)</text:p>
          </table:table-cell>
        </table:table-row>
        <table:table-row>
          <table:table-cell table:style-name="Table2.A1" office:value-type="string">
            <text:p text:style-name="P11">📊 <text:span text:style-name="Strong_20_Emphasis">Wealth Dashboard</text:span></text:p>
          </table:table-cell>
          <table:table-cell table:style-name="Table2.A1" office:value-type="string">
            <text:p text:style-name="P11">- Net worth, asset allocation, ROI over time</text:p>
          </table:table-cell>
        </table:table-row>
        <table:table-row>
          <table:table-cell table:style-name="Table2.A1" office:value-type="string">
            <text:p text:style-name="P11">📆 <text:span text:style-name="Strong_20_Emphasis">Goal Planner</text:span></text:p>
          </table:table-cell>
          <table:table-cell table:style-name="Table2.A1" office:value-type="string">
            <text:p text:style-name="P11">- Retirement goal, college fund, emergency savings calculators</text:p>
          </table:table-cell>
        </table:table-row>
        <table:table-row>
          <table:table-cell table:style-name="Table2.A1" office:value-type="string">
            <text:p text:style-name="P11">🧠 <text:span text:style-name="Strong_20_Emphasis">Education</text:span></text:p>
          </table:table-cell>
          <table:table-cell table:style-name="Table2.A1" office:value-type="string">
            <text:p text:style-name="P11">- Finance tips, investing basics (videos, articles)</text:p>
          </table:table-cell>
        </table:table-row>
        <table:table-row>
          <table:table-cell table:style-name="Table2.A1" office:value-type="string">
            <text:p text:style-name="P11">🔔 <text:span text:style-name="Strong_20_Emphasis">Notifications</text:span></text:p>
          </table:table-cell>
          <table:table-cell table:style-name="Table2.A1" office:value-type="string">
            <text:p text:style-name="P11">- Market alerts, investment maturity, news related to assets</text:p>
          </table:table-cell>
        </table:table-row>
        <table:table-row>
          <table:table-cell table:style-name="Table2.A1" office:value-type="string">
            <text:p text:style-name="P11">📈 <text:span text:style-name="Strong_20_Emphasis">Simulation</text:span></text:p>
          </table:table-cell>
          <table:table-cell table:style-name="Table2.A1" office:value-type="string">
            <text:p text:style-name="P11">- “If I invest $X/month for Y years” → future wealth projection</text:p>
          </table:table-cell>
        </table:table-row>
        <table:table-row>
          <table:table-cell table:style-name="Table2.A1" office:value-type="string">
            <text:p text:style-name="P11">📁 <text:span text:style-name="Strong_20_Emphasis">Export</text:span></text:p>
          </table:table-cell>
          <table:table-cell table:style-name="Table2.A1" office:value-type="string">
            <text:p text:style-name="P11">- Download tax summary, capital gains statement</text:p>
          </table:table-cell>
        </table:table-row>
      </table:table>
      <text:h text:style-name="P5" text:outline-level="3">🛠 Tech Stack (Advanced):</text:h>
      <text:list text:style-name="L34">
        <text:list-item>
          <text:p text:style-name="P56"><text:span text:style-name="Strong_20_Emphasis">Frontend</text:span>: React or Vue.js</text:p>
        </text:list-item>
        <text:list-item>
          <text:p text:style-name="P56"><text:span text:style-name="Strong_20_Emphasis">Backend</text:span>: Django (with REST API) or FastAPI</text:p>
        </text:list-item>
        <text:list-item>
          <text:p text:style-name="P56"><text:span text:style-name="Strong_20_Emphasis">Database</text:span>: PostgreSQL or MongoDB</text:p>
        </text:list-item>
        <text:list-item>
          <text:p text:style-name="P56"><text:span text:style-name="Strong_20_Emphasis">API</text:span>: Financial APIs (e.g., Alpha Vantage, Yahoo Finance, CoinGecko)</text:p>
        </text:list-item>
        <text:list-item>
          <text:p text:style-name="P56"><text:span text:style-name="Strong_20_Emphasis">Authentication</text:span>: Firebase Auth or custom JWT</text:p>
        </text:list-item>
        <text:list-item>
          <text:p text:style-name="P56"><text:span text:style-name="Strong_20_Emphasis">Visualization</text:span>: D3.js or Plotly.js</text:p>
        </text:list-item>
      </text:list>
      <text:p text:style-name="P6"/>
      <text:h text:style-name="P4" text:outline-level="2">🌱 Growth Features (Optional for Both Apps):</text:h>
      <text:list text:style-name="L35">
        <text:list-item>
          <text:p text:style-name="P57">💬 AI chatbot for budgeting tips or investment insights (GPT-style)</text:p>
        </text:list-item>
        <text:list-item>
          <text:p text:style-name="P57">📈 ML-powered predictions (e.g., monthly expense forecast)</text:p>
        </text:list-item>
        <text:list-item>
          <text:p text:style-name="P57">🧾 OCR bill scanner (scan receipts)</text:p>
        </text:list-item>
        <text:list-item>
          <text:p text:style-name="P57">🧮 Tax calculator</text:p>
        </text:list-item>
        <text:list-item>
          <text:p text:style-name="P57">📲 Mobile app using React Native or Flutter</text:p>
        </text:list-item>
      </text:list>
      <text:p text:style-name="P6"/>
      <text:h text:style-name="P4" text:outline-level="2"><text:soft-page-break/>✅ Suggestions to Start:</text:h>
      <text:p text:style-name="P59">If you're just starting:</text:p>
      <text:list text:style-name="L36">
        <text:list-item>
          <text:p text:style-name="P58"><text:span text:style-name="Strong_20_Emphasis">Begin with the Personal Finance App</text:span></text:p>
        </text:list-item>
        <text:list-item>
          <text:p text:style-name="P58">Use <text:span text:style-name="Strong_20_Emphasis">localStorage</text:span> or <text:span text:style-name="Strong_20_Emphasis">SQLite</text:span> first</text:p>
        </text:list-item>
        <text:list-item>
          <text:p text:style-name="P58">Then add charts and dashboards</text:p>
        </text:list-item>
        <text:list-item>
          <text:p text:style-name="P58">Upgrade to full-stack with login and backend</text:p>
        </text:list-item>
      </text:list>
      <text:p text:style-name="P6"/>
      <text:p text:style-name="P59">Would you like a <text:span text:style-name="Strong_20_Emphasis">starter template</text:span> or code structure to begin one of these projects? Or a comparison table?</text:p>
      <text:p text:style-name="P32"/>
      <text:p text:style-name="P2"/>
      <text:h text:style-name="P3" text:outline-level="1">📘 Personal Finance &amp; Wealth Management App – Project Plan</text:h>
      <text:p text:style-name="Horizontal_20_Line"/>
      <text:h text:style-name="Heading_20_2" text:outline-level="2">🟢 <text:span text:style-name="Strong_20_Emphasis">1. Planning Phase</text:span></text:h>
      <text:h text:style-name="Heading_20_3" text:outline-level="3">🔹 Define Objectives &amp; Scope:</text:h>
      <text:list text:style-name="L11">
        <text:list-item>
          <text:p text:style-name="P33"><text:span text:style-name="Strong_20_Emphasis">App Purpose</text:span>:<text:line-break/>Empower users to manage their personal finances, track expenses/income, plan budgets, and grow wealth through informed investment decisions.</text:p>
        </text:list-item>
        <text:list-item>
          <text:p text:style-name="P33"><text:span text:style-name="Strong_20_Emphasis">Target Audience</text:span>:<text:line-break/>Students, working professionals, families, and aspiring investors.</text:p>
        </text:list-item>
        <text:list-item>
          <text:p text:style-name="P33"><text:span text:style-name="Strong_20_Emphasis">Core Features</text:span>:</text:p>
          <text:list>
            <text:list-item>
              <text:p text:style-name="P33">Income &amp; expense tracking</text:p>
            </text:list-item>
            <text:list-item>
              <text:p text:style-name="P33">Budget creation &amp; alerts</text:p>
            </text:list-item>
            <text:list-item>
              <text:p text:style-name="P33">Investment tracking &amp; portfolio management</text:p>
            </text:list-item>
            <text:list-item>
              <text:p text:style-name="P33">Financial goals &amp; calculators</text:p>
            </text:list-item>
            <text:list-item>
              <text:p text:style-name="P33">Reports &amp; analytics</text:p>
            </text:list-item>
            <text:list-item>
              <text:p text:style-name="P33">Secure user authentication</text:p>
            </text:list-item>
          </text:list>
        </text:list-item>
        <text:list-item>
          <text:p text:style-name="P33"><text:span text:style-name="Strong_20_Emphasis">Unique Selling Proposition (USP)</text:span>:</text:p>
          <text:list>
            <text:list-item>
              <text:p text:style-name="P33">Beginner-friendly UI</text:p>
            </text:list-item>
            <text:list-item>
              <text:p text:style-name="P33">Gamified savings goals</text:p>
            </text:list-item>
            <text:list-item>
              <text:p text:style-name="P33">AI-powered insights (future)</text:p>
            </text:list-item>
            <text:list-item>
              <text:p text:style-name="P33"><text:soft-page-break/>Integrated budgeting + investment in one app</text:p>
            </text:list-item>
          </text:list>
        </text:list-item>
        <text:list-item>
          <text:p text:style-name="P33"><text:span text:style-name="Strong_20_Emphasis">Monetization Model</text:span>:</text:p>
          <text:list>
            <text:list-item>
              <text:p text:style-name="P33">Freemium (basic features free, premium unlocks advanced reports/goals)</text:p>
            </text:list-item>
            <text:list-item>
              <text:p text:style-name="P33">Ads (optional)</text:p>
            </text:list-item>
            <text:list-item>
              <text:p text:style-name="P33">Affiliate links (for financial products)</text:p>
            </text:list-item>
          </text:list>
        </text:list-item>
        <text:list-item>
          <text:p text:style-name="P33"><text:span text:style-name="Strong_20_Emphasis">Technical Requirements</text:span>:</text:p>
          <text:list>
            <text:list-item>
              <text:p text:style-name="P33"><text:span text:style-name="Strong_20_Emphasis">Platforms</text:span>: Web (first), Android/iOS (later)</text:p>
            </text:list-item>
            <text:list-item>
              <text:p text:style-name="P33"><text:span text:style-name="Strong_20_Emphasis">Frontend</text:span>: React.js or Vue.js</text:p>
            </text:list-item>
            <text:list-item>
              <text:p text:style-name="P33"><text:span text:style-name="Strong_20_Emphasis">Backend</text:span>: Django/Flask or Node.js (Express)</text:p>
            </text:list-item>
            <text:list-item>
              <text:p text:style-name="P33"><text:span text:style-name="Strong_20_Emphasis">Database</text:span>: PostgreSQL / MongoDB</text:p>
            </text:list-item>
            <text:list-item>
              <text:p text:style-name="P33"><text:span text:style-name="Strong_20_Emphasis">Integrations</text:span>: Financial data APIs (Plaid, Alpha Vantage), Speech synthesis (optional)</text:p>
            </text:list-item>
          </text:list>
        </text:list-item>
      </text:list>
      <text:p text:style-name="Horizontal_20_Line"/>
      <text:h text:style-name="Heading_20_3" text:outline-level="3">🔹 Market &amp; Competitor Research:</text:h>
      <text:list text:style-name="L12">
        <text:list-item>
          <text:p text:style-name="P34">Study apps like <text:span text:style-name="Strong_20_Emphasis">YNAB</text:span>, <text:span text:style-name="Strong_20_Emphasis">Mint</text:span>, <text:span text:style-name="Strong_20_Emphasis">Personal Capital</text:span>, <text:span text:style-name="Strong_20_Emphasis">Goodbudget</text:span></text:p>
        </text:list-item>
        <text:list-item>
          <text:p text:style-name="P34">Analyze feature gaps, poor UX points, user reviews</text:p>
        </text:list-item>
        <text:list-item>
          <text:p text:style-name="P34">Conduct surveys or interviews to gather needs (e.g., “What do you struggle with in budgeting?”)</text:p>
        </text:list-item>
      </text:list>
      <text:p text:style-name="Horizontal_20_Line"/>
      <text:h text:style-name="Heading_20_3" text:outline-level="3">🔹 Agile Project Planning:</text:h>
      <text:list text:style-name="L13">
        <text:list-item>
          <text:p text:style-name="P35"><text:span text:style-name="Strong_20_Emphasis">Define the Why</text:span>:<text:line-break/>Many users don't track or grow money efficiently. This app simplifies it and educates.</text:p>
        </text:list-item>
        <text:list-item>
          <text:p text:style-name="P35"><text:span text:style-name="Strong_20_Emphasis">Product Roadmap</text:span>:</text:p>
          <text:list>
            <text:list-item>
              <text:p text:style-name="P35">v1: Expense Tracker + Budgeting</text:p>
            </text:list-item>
            <text:list-item>
              <text:p text:style-name="P35">v2: Portfolio &amp; Investment Tracker</text:p>
            </text:list-item>
            <text:list-item>
              <text:p text:style-name="P35">v3: Goal-based Planning + Reports</text:p>
            </text:list-item>
            <text:list-item>
              <text:p text:style-name="P35">v4: AI insights, Notifications, Mobile</text:p>
            </text:list-item>
          </text:list>
        </text:list-item>
        <text:list-item>
          <text:p text:style-name="P35"><text:span text:style-name="Strong_20_Emphasis">User Stories</text:span>:</text:p>
          <text:list>
            <text:list-item>
              <text:p text:style-name="P35">“As a user, I want to log income/expenses quickly.”</text:p>
            </text:list-item>
            <text:list-item>
              <text:p text:style-name="P35">“As a user, I want to see how I spent this month.”</text:p>
            </text:list-item>
            <text:list-item>
              <text:p text:style-name="P35">“As a user, I want to set and track savings goals.”</text:p>
            </text:list-item>
          </text:list>
        </text:list-item>
      </text:list>
      <text:p text:style-name="Horizontal_20_Line"/>
      <text:h text:style-name="Heading_20_3" text:outline-level="3"><text:soft-page-break/>🔹 Documentation:</text:h>
      <text:list text:style-name="L14">
        <text:list-item>
          <text:p text:style-name="P36">✅ Requirements Document (features, roles, security, privacy)</text:p>
        </text:list-item>
        <text:list-item>
          <text:p text:style-name="P36">✅ Functional Specification Document (FSD)</text:p>
        </text:list-item>
        <text:list-item>
          <text:p text:style-name="P36">✅ Technical Documentation (architecture, tech stack, data flow)</text:p>
        </text:list-item>
        <text:list-item>
          <text:p text:style-name="P36">✅ User Personas (e.g., "Working mom", "College student")</text:p>
        </text:list-item>
      </text:list>
      <text:p text:style-name="Horizontal_20_Line"/>
      <text:h text:style-name="Heading_20_2" text:outline-level="2">🟡 <text:span text:style-name="Strong_20_Emphasis">2. Design Phase</text:span></text:h>
      <text:h text:style-name="Heading_20_3" text:outline-level="3">🔹 UI/UX Design:</text:h>
      <text:list text:style-name="L15">
        <text:list-item>
          <text:p text:style-name="P37"><text:span text:style-name="Strong_20_Emphasis">Wireframes &amp; Mockups</text:span> (home, dashboard, input forms, reports)</text:p>
        </text:list-item>
        <text:list-item>
          <text:p text:style-name="P37"><text:span text:style-name="Strong_20_Emphasis">Color Theme</text:span>: Calm blues and greens for trust</text:p>
        </text:list-item>
        <text:list-item>
          <text:p text:style-name="P37"><text:span text:style-name="Strong_20_Emphasis">Typography</text:span>: Clean, readable (e.g., Open Sans, Roboto)</text:p>
        </text:list-item>
      </text:list>
      <text:h text:style-name="Heading_20_3" text:outline-level="3">🔹 UX Considerations:</text:h>
      <text:list text:style-name="L16">
        <text:list-item>
          <text:p text:style-name="P38">Minimal clicks to enter data</text:p>
        </text:list-item>
        <text:list-item>
          <text:p text:style-name="P38">Visual budget usage bars</text:p>
        </text:list-item>
        <text:list-item>
          <text:p text:style-name="P38">Drag-and-drop goal setting</text:p>
        </text:list-item>
      </text:list>
      <text:h text:style-name="Heading_20_3" text:outline-level="3">🔹 Data Visualization:</text:h>
      <text:list text:style-name="L17">
        <text:list-item>
          <text:p text:style-name="P39">Pie charts (expenses by category)</text:p>
        </text:list-item>
        <text:list-item>
          <text:p text:style-name="P39">Line graphs (investment over time)</text:p>
        </text:list-item>
        <text:list-item>
          <text:p text:style-name="P39">Net worth timeline</text:p>
        </text:list-item>
      </text:list>
      <text:h text:style-name="Heading_20_3" text:outline-level="3">🔹 Documentation:</text:h>
      <text:list text:style-name="L18">
        <text:list-item>
          <text:p text:style-name="P40">Wireframes and clickable prototypes</text:p>
        </text:list-item>
        <text:list-item>
          <text:p text:style-name="P40">Screen map and navigation flow</text:p>
        </text:list-item>
        <text:list-item>
          <text:p text:style-name="P40">Style guide (colors, spacing, icons)</text:p>
        </text:list-item>
      </text:list>
      <text:p text:style-name="Horizontal_20_Line"/>
      <text:h text:style-name="Heading_20_2" text:outline-level="2">🟠 <text:span text:style-name="Strong_20_Emphasis">3. Development Phase</text:span></text:h>
      <text:h text:style-name="Heading_20_3" text:outline-level="3">🔹 Core Functionalities:</text:h>
      <text:list text:style-name="L19">
        <text:list-item>
          <text:p text:style-name="P41">Income/expense CRUD</text:p>
        </text:list-item>
        <text:list-item>
          <text:p text:style-name="P41">Monthly budget setting</text:p>
        </text:list-item>
        <text:list-item>
          <text:p text:style-name="P41">Auth (JWT, Google OAuth)</text:p>
        </text:list-item>
        <text:list-item>
          <text:p text:style-name="P41"><text:soft-page-break/>Savings &amp; goal tracker</text:p>
        </text:list-item>
        <text:list-item>
          <text:p text:style-name="P41">Investment entry + ROI calculator</text:p>
        </text:list-item>
      </text:list>
      <text:h text:style-name="Heading_20_3" text:outline-level="3">🔹 APIs &amp; Integrations:</text:h>
      <text:list text:style-name="L20">
        <text:list-item>
          <text:p text:style-name="P42">Financial APIs (Plaid, Alpha Vantage)</text:p>
        </text:list-item>
        <text:list-item>
          <text:p text:style-name="P42">Chart.js / Recharts for graphs</text:p>
        </text:list-item>
        <text:list-item>
          <text:p text:style-name="P42">Currency exchange API (if multi-currency)</text:p>
        </text:list-item>
      </text:list>
      <text:h text:style-name="Heading_20_3" text:outline-level="3">🔹 Database Schema:</text:h>
      <text:list text:style-name="L21">
        <text:list-item>
          <text:p text:style-name="P43">Users</text:p>
        </text:list-item>
        <text:list-item>
          <text:p text:style-name="P43">Transactions</text:p>
        </text:list-item>
        <text:list-item>
          <text:p text:style-name="P43">Budgets</text:p>
        </text:list-item>
        <text:list-item>
          <text:p text:style-name="P43">Goals</text:p>
        </text:list-item>
        <text:list-item>
          <text:p text:style-name="P43">Investment assets</text:p>
        </text:list-item>
      </text:list>
      <text:h text:style-name="Heading_20_3" text:outline-level="3">🔹 Agile Sprints:</text:h>
      <text:list text:style-name="L22">
        <text:list-item>
          <text:p text:style-name="P44">Sprint 1: UI layout + income/expense form</text:p>
        </text:list-item>
        <text:list-item>
          <text:p text:style-name="P44">Sprint 2: Auth + category budgeting</text:p>
        </text:list-item>
        <text:list-item>
          <text:p text:style-name="P44">Sprint 3: Charts + goal planner</text:p>
        </text:list-item>
        <text:list-item>
          <text:p text:style-name="P44">Sprint 4: Portfolio manager</text:p>
        </text:list-item>
      </text:list>
      <text:h text:style-name="Heading_20_3" text:outline-level="3">🔹 Documentation:</text:h>
      <text:list text:style-name="L23">
        <text:list-item>
          <text:p text:style-name="P45">API Docs (endpoints, models)</text:p>
        </text:list-item>
        <text:list-item>
          <text:p text:style-name="P45">Code guidelines</text:p>
        </text:list-item>
        <text:list-item>
          <text:p text:style-name="P45">Versioning &amp; deployment scripts</text:p>
        </text:list-item>
      </text:list>
      <text:p text:style-name="Horizontal_20_Line"/>
      <text:h text:style-name="Heading_20_2" text:outline-level="2">🔵 <text:span text:style-name="Strong_20_Emphasis">4. Testing Phase</text:span></text:h>
      <text:h text:style-name="Heading_20_3" text:outline-level="3">🔹 Quality Assurance:</text:h>
      <text:list text:style-name="L24">
        <text:list-item>
          <text:p text:style-name="P46"><text:span text:style-name="Strong_20_Emphasis">Functional Testing</text:span> (forms, reports)</text:p>
        </text:list-item>
        <text:list-item>
          <text:p text:style-name="P46"><text:span text:style-name="Strong_20_Emphasis">Security Testing</text:span> (XSS, data leakage)</text:p>
        </text:list-item>
        <text:list-item>
          <text:p text:style-name="P46"><text:span text:style-name="Strong_20_Emphasis">Usability Testing</text:span> (for non-tech-savvy users)</text:p>
        </text:list-item>
        <text:list-item>
          <text:p text:style-name="P46"><text:span text:style-name="Strong_20_Emphasis">Performance Testing</text:span> (large transaction loads)</text:p>
        </text:list-item>
      </text:list>
      <text:h text:style-name="Heading_20_3" text:outline-level="3">🔹 Compliance:</text:h>
      <text:list text:style-name="L25">
        <text:list-item>
          <text:p text:style-name="P47">GDPR compliance (data privacy)</text:p>
        </text:list-item>
        <text:list-item>
          <text:p text:style-name="P47"><text:soft-page-break/>Optional: PCI DSS (if dealing with sensitive financial data)</text:p>
        </text:list-item>
      </text:list>
      <text:h text:style-name="Heading_20_3" text:outline-level="3">🔹 Retrospective Meetings:</text:h>
      <text:list text:style-name="L26">
        <text:list-item>
          <text:p text:style-name="P48">Review goals, bugs, sprint outcomes</text:p>
        </text:list-item>
        <text:list-item>
          <text:p text:style-name="P48">Plan improvements</text:p>
        </text:list-item>
      </text:list>
      <text:h text:style-name="Heading_20_3" text:outline-level="3">🔹 Documentation:</text:h>
      <text:list text:style-name="L27">
        <text:list-item>
          <text:p text:style-name="P49">✅ Test Cases &amp; Bug Reports</text:p>
        </text:list-item>
        <text:list-item>
          <text:p text:style-name="P49">✅ UAT (User Acceptance Testing) log</text:p>
        </text:list-item>
        <text:list-item>
          <text:p text:style-name="P49">✅ Feedback loop system</text:p>
        </text:list-item>
      </text:list>
      <text:p text:style-name="Horizontal_20_Line"/>
      <text:h text:style-name="Heading_20_2" text:outline-level="2">🟣 <text:span text:style-name="Strong_20_Emphasis">5. Deployment &amp; Maintenance</text:span></text:h>
      <text:h text:style-name="Heading_20_3" text:outline-level="3">🔹 Launch:</text:h>
      <text:list text:style-name="L28">
        <text:list-item>
          <text:p text:style-name="P50">Deploy to <text:span text:style-name="Strong_20_Emphasis">Heroku / Render / AWS / Vercel</text:span></text:p>
        </text:list-item>
        <text:list-item>
          <text:p text:style-name="P50">Prepare <text:span text:style-name="Strong_20_Emphasis">App Store / Play Store listing</text:span> (if mobile later)</text:p>
        </text:list-item>
        <text:list-item>
          <text:p text:style-name="P50">Create marketing content (screenshots, video demo)</text:p>
        </text:list-item>
      </text:list>
      <text:h text:style-name="Heading_20_3" text:outline-level="3">🔹 Maintenance:</text:h>
      <text:list text:style-name="L29">
        <text:list-item>
          <text:p text:style-name="P51">Monitor user issues</text:p>
        </text:list-item>
        <text:list-item>
          <text:p text:style-name="P51">Push regular updates and patches</text:p>
        </text:list-item>
        <text:list-item>
          <text:p text:style-name="P51">Add new financial tools over time (e.g., retirement calculator)</text:p>
        </text:list-item>
      </text:list>
      <text:h text:style-name="Heading_20_3" text:outline-level="3">🔹 Documentation:</text:h>
      <text:list text:style-name="L30">
        <text:list-item>
          <text:p text:style-name="P52">Release notes (changelog)</text:p>
        </text:list-item>
        <text:list-item>
          <text:p text:style-name="P52">User manuals / help center</text:p>
        </text:list-item>
        <text:list-item>
          <text:p text:style-name="P52">Support tickets or contact page</text:p>
        </text:list-item>
      </text:list>
      <text:p text:style-name="Horizontal_20_Line"/>
      <text:h text:style-name="Heading_20_2" text:outline-level="2">✅ Final Tips</text:h>
      <text:list text:style-name="L31">
        <text:list-item>
          <text:p text:style-name="P53"><text:span text:style-name="Strong_20_Emphasis">Focus on MVP first</text:span>, then grow based on feedback.</text:p>
        </text:list-item>
        <text:list-item>
          <text:p text:style-name="P53">Use <text:span text:style-name="Strong_20_Emphasis">localStorage or SQLite</text:span> for initial testing.</text:p>
        </text:list-item>
        <text:list-item>
          <text:p text:style-name="P53">Use GitHub Projects or Trello for managing tasks.</text:p>
        </text:list-item>
      </text:list>
      <text:p text:style-name="Horizontal_20_Line"/>
      <text:p text:style-name="Text_20_body">Would you like me to:</text:p>
      <text:list text:style-name="L32">
        <text:list-item>
          <text:p text:style-name="P54"><text:soft-page-break/>Turn this into a printable <text:span text:style-name="Strong_20_Emphasis">PDF planning doc</text:span>?</text:p>
        </text:list-item>
        <text:list-item>
          <text:p text:style-name="P54">Generate the <text:span text:style-name="Strong_20_Emphasis">project folder structure and starter files</text:span>?</text:p>
        </text:list-item>
        <text:list-item>
          <text:p text:style-name="P54">Help you prioritize the <text:span text:style-name="Strong_20_Emphasis">first features to build in HTML/JS/Python</text:span>?</text:p>
        </text:list-item>
      </text:list>
      <text:p text:style-name="Text_20_body">Let’s start step-by-step whenever you’re ready!</text:p>
      <text:p text:style-name="P1"/>
      <text:p text:style-name="P1">Developing a personal finance management app requires a clear plan and comprehensive documentation. Here's a structured approach with documentation considerations:</text:p>
      <text:p text:style-name="P9"><text:span text:style-name="T3">1. Planning Phase:</text:span><text:span text:style-name="T4"> </text:span></text:p>
      <text:list text:style-name="L1">
        <text:list-item>
          <text:p text:style-name="P13">Define Objectives and Scope:</text:p>
          <text:list>
            <text:list-item>
              <text:p text:style-name="P18"><text:span text:style-name="T1">Identify the App's Purpose:</text:span> What problems will it solve for users?</text:p>
            </text:list-item>
            <text:list-item>
              <text:p text:style-name="P18"><text:span text:style-name="T1">Target Audience:</text:span> Who are your ideal users?</text:p>
            </text:list-item>
            <text:list-item>
              <text:p text:style-name="P18"><text:span text:style-name="T1">Core Features:</text:span> What are the essential functionalities?</text:p>
            </text:list-item>
            <text:list-item>
              <text:p text:style-name="P18"><text:span text:style-name="T1">Unique Selling Proposition (USP):</text:span> How will your app stand out?</text:p>
            </text:list-item>
            <text:list-item>
              <text:p text:style-name="P18"><text:span text:style-name="T1">Monetization Model (if any):</text:span> How will the app generate revenue?</text:p>
            </text:list-item>
            <text:list-item>
              <text:p text:style-name="P18"><text:span text:style-name="T1">Technical Requirements:</text:span> Platforms (iOS, Android, Web), backend technologies, third-party integrations, etc.</text:p>
            </text:list-item>
          </text:list>
        </text:list-item>
        <text:list-item>
          <text:p text:style-name="P13">Market and Competitor Research:</text:p>
          <text:list>
            <text:list-item>
              <text:p text:style-name="P18"><text:span text:style-name="T1">Analyze Existing Apps:</text:span> Study popular finance apps to understand their strengths and weaknesses.</text:p>
            </text:list-item>
            <text:list-item>
              <text:p text:style-name="P18"><text:span text:style-name="T1">Identify User Needs:</text:span> Conduct user interviews, surveys, or usability studies to gather insights.</text:p>
            </text:list-item>
          </text:list>
        </text:list-item>
        <text:list-item>
          <text:p text:style-name="P13">Agile Project Planning:</text:p>
          <text:list>
            <text:list-item>
              <text:p text:style-name="P18"><text:span text:style-name="T1">Define the "Why":</text:span> What is the overall goal and problem you're solving?</text:p>
            </text:list-item>
            <text:list-item>
              <text:p text:style-name="P18"><text:span text:style-name="T1">Create a Product Roadmap:</text:span> Outline key milestones and features.</text:p>
            </text:list-item>
            <text:list-item>
              <text:p text:style-name="P18"><text:span text:style-name="T1">Break Down Features into User Stories:</text:span> Focus on functionalities from the user's perspective.</text:p>
            </text:list-item>
          </text:list>
        </text:list-item>
        <text:list-item>
          <text:p text:style-name="P13">Documentation:</text:p>
          <text:list>
            <text:list-item>
              <text:p text:style-name="P18"><text:span text:style-name="T1">Requirements Document:</text:span> Detail app features, UI design, data management, security, and other functionalities.</text:p>
            </text:list-item>
            <text:list-item>
              <text:p text:style-name="P18"><text:soft-page-break/><text:span text:style-name="T1">Functional Specification Document (FSD) or User Stories:</text:span> Describe features from either a developer's or user's perspective.</text:p>
            </text:list-item>
            <text:list-item>
              <text:p text:style-name="P18"><text:span text:style-name="T1">Technical Documentation:</text:span> Outline architecture, tech stack, APIs, and tools.</text:p>
            </text:list-item>
            <text:list-item>
              <text:p text:style-name="P18"><text:span text:style-name="T1">User Personas:</text:span> Detail your target audience's demographics, goals, and needs. </text:p>
            </text:list-item>
          </text:list>
        </text:list-item>
      </text:list>
      <text:p text:style-name="P2"><text:span text:style-name="T1">2. Design Phase:</text:span> </text:p>
      <text:list text:style-name="L2">
        <text:list-item>
          <text:p text:style-name="P14">User Interface (UI) and User Experience (UX) Design:</text:p>
          <text:list>
            <text:list-item>
              <text:p text:style-name="P19"><text:span text:style-name="T1">Create Wireframes and Mockups:</text:span> Visualize the app's layout, structure, and user flow.</text:p>
            </text:list-item>
            <text:list-item>
              <text:p text:style-name="P19"><text:span text:style-name="T1">Design a User-Friendly Interface:</text:span> Ensure intuitive navigation and visual appeal.</text:p>
            </text:list-item>
            <text:list-item>
              <text:p text:style-name="P19"><text:span text:style-name="T1">Data Visualization and Reporting:</text:span> Design clear and effective reports.</text:p>
            </text:list-item>
          </text:list>
        </text:list-item>
        <text:list-item>
          <text:p text:style-name="P14">Information Architecture and Workflows:</text:p>
          <text:list>
            <text:list-item>
              <text:p text:style-name="P19"><text:span text:style-name="T1">Organize Content Logically:</text:span> Define how users interact with different sections of the app.</text:p>
            </text:list-item>
            <text:list-item>
              <text:p text:style-name="P19"><text:span text:style-name="T1">User Pathways:</text:span> Ensure smooth and efficient navigation.</text:p>
            </text:list-item>
          </text:list>
        </text:list-item>
        <text:list-item>
          <text:p text:style-name="P14">Documentation:</text:p>
          <text:list>
            <text:list-item>
              <text:p text:style-name="P19"><text:span text:style-name="T1">Wireframes and Mockups:</text:span> Visual prototypes of the app's screens.</text:p>
            </text:list-item>
            <text:list-item>
              <text:p text:style-name="P19"><text:span text:style-name="T1">User Flow Diagrams:</text:span> Illustrate how users will interact with the app.</text:p>
            </text:list-item>
            <text:list-item>
              <text:p text:style-name="P19"><text:span text:style-name="T1">Style Guide:</text:span> Define branding guidelines, colors, typography, etc.</text:p>
            </text:list-item>
            <text:list-item>
              <text:p text:style-name="P19"><text:span text:style-name="T1">Screen Maps:</text:span> Provide a visual representation of how screens connect. </text:p>
            </text:list-item>
          </text:list>
        </text:list-item>
      </text:list>
      <text:p text:style-name="P2"><text:span text:style-name="T1">3. Development Phase:</text:span> </text:p>
      <text:list text:style-name="L3">
        <text:list-item>
          <text:p text:style-name="P15">Frontend and Backend Development:</text:p>
          <text:list>
            <text:list-item>
              <text:p text:style-name="P20"><text:span text:style-name="T1">Develop Core Functionalities:</text:span> Build features like income/expense tracking, budgeting, and journaling.</text:p>
            </text:list-item>
            <text:list-item>
              <text:p text:style-name="P20"><text:span text:style-name="T1">Integrate Third-Party APIs (if needed):</text:span> Connect with financial institutions for account aggregation.</text:p>
            </text:list-item>
            <text:list-item>
              <text:p text:style-name="P20"><text:span text:style-name="T1">Implement Secure Authentication and Authorization:</text:span> Protect user data and ensure secure access.</text:p>
            </text:list-item>
            <text:list-item>
              <text:p text:style-name="P20"><text:span text:style-name="T1">Database Setup:</text:span> Choose a database (e.g., PostgreSQL) and design the schema.</text:p>
            </text:list-item>
          </text:list>
        </text:list-item>
        <text:list-item>
          <text:p text:style-name="P15">Agile Iterations (Sprints):</text:p>
          <text:list>
            <text:list-item>
              <text:p text:style-name="P20"><text:span text:style-name="T1">Break Down Work into Sprints:</text:span> Plan specific tasks for each iteration.</text:p>
            </text:list-item>
            <text:list-item>
              <text:p text:style-name="P20"><text:soft-page-break/><text:span text:style-name="T1">Daily Stand-ups:</text:span> Share progress and address roadblocks.</text:p>
            </text:list-item>
          </text:list>
        </text:list-item>
        <text:list-item>
          <text:p text:style-name="P15">Documentation:</text:p>
          <text:list>
            <text:list-item>
              <text:p text:style-name="P20"><text:span text:style-name="T1">Technical Documentation:</text:span> Detail API endpoints, data models, code structure, etc.</text:p>
            </text:list-item>
            <text:list-item>
              <text:p text:style-name="P20"><text:span text:style-name="T1">API Documentation:</text:span> Provide details for any APIs used or developed.</text:p>
            </text:list-item>
            <text:list-item>
              <text:p text:style-name="P20"><text:span text:style-name="T1">Coding Standards Document:</text:span> Define coding guidelines and best practices. </text:p>
            </text:list-item>
          </text:list>
        </text:list-item>
      </text:list>
      <text:p text:style-name="P2"><text:span text:style-name="T1">4. Testing Phase:</text:span> </text:p>
      <text:list text:style-name="L4">
        <text:list-item>
          <text:p text:style-name="P16">Quality Assurance (QA) and Testing:</text:p>
          <text:list>
            <text:list-item>
              <text:p text:style-name="P21"><text:span text:style-name="T1">Functional Testing:</text:span> Check app features to ensure they work as intended.</text:p>
            </text:list-item>
            <text:list-item>
              <text:p text:style-name="P21"><text:span text:style-name="T1">Security Testing:</text:span> Identify and address vulnerabilities.</text:p>
            </text:list-item>
            <text:list-item>
              <text:p text:style-name="P21"><text:span text:style-name="T1">Usability Testing:</text:span> Gather feedback on the user experience.</text:p>
            </text:list-item>
            <text:list-item>
              <text:p text:style-name="P21"><text:span text:style-name="T1">Performance Testing:</text:span> Assess app speed, load times, and scalability.</text:p>
            </text:list-item>
            <text:list-item>
              <text:p text:style-name="P21"><text:span text:style-name="T1">Compliance Testing:</text:span> Ensure adherence to relevant regulations (e.g., GDPR, PCI DSS).</text:p>
            </text:list-item>
          </text:list>
        </text:list-item>
        <text:list-item>
          <text:p text:style-name="P16">Agile Retrospectives:</text:p>
        </text:list-item>
        <text:list-item>
          <text:p text:style-name="P16">Ongoing Maintenance and Support:</text:p>
          <text:list>
            <text:list-item>
              <text:p text:style-name="P21"><text:span text:style-name="T1">Monitor User Feedback:</text:span> Gather feedback and respond to user queries.</text:p>
            </text:list-item>
            <text:list-item>
              <text:p text:style-name="P21"><text:span text:style-name="T1">Release Updates:</text:span> Continuously update the app with new features, bug fixes, and improvements.</text:p>
            </text:list-item>
            <text:list-item>
              <text:p text:style-name="P21"><text:span text:style-name="T1">Performance Monitoring:</text:span> Track app performance and address any issues.</text:p>
            </text:list-item>
          </text:list>
        </text:list-item>
        <text:list-item>
          <text:p text:style-name="P16">Documentation:</text:p>
          <text:list>
            <text:list-item>
              <text:p text:style-name="P21"><text:span text:style-name="T1">Release Notes:</text:span> Describe changes and new features in each update.</text:p>
            </text:list-item>
            <text:list-item>
              <text:p text:style-name="P21"><text:span text:style-name="T1">User Manuals or Guides:</text:span> Provide detailed instructions on using the app.</text:p>
            </text:list-item>
            <text:list-item>
              <text:p text:style-name="P21"><text:span text:style-name="T1">Support Documentation:</text:span> Knowledge base articles and FAQs. <text:span text:style-name="T1">Review Each Sprint:</text:span> Discuss achievements, challenges, and areas for improvement.</text:p>
            </text:list-item>
          </text:list>
        </text:list-item>
        <text:list-item>
          <text:p text:style-name="P16">Documentation:</text:p>
          <text:list>
            <text:list-item>
              <text:p text:style-name="P21"><text:span text:style-name="T1">Test Cases:</text:span> Detailed descriptions of tests conducted.</text:p>
            </text:list-item>
            <text:list-item>
              <text:p text:style-name="P21"><text:span text:style-name="T1">Test Reports:</text:span> Summaries of test results and bug reports.</text:p>
            </text:list-item>
            <text:list-item>
              <text:p text:style-name="P21"><text:span text:style-name="T1">User Acceptance Testing (UAT) Documentation:</text:span> Records of user feedback and acceptance criteria. </text:p>
            </text:list-item>
          </text:list>
        </text:list-item>
      </text:list>
      <text:p text:style-name="P2"><text:span text:style-name="T1">5. Deployment and Maintenance:</text:span> </text:p>
      <text:list text:style-name="L5">
        <text:list-item>
          <text:p text:style-name="P17"><text:soft-page-break/>Launch the App:</text:p>
          <text:list>
            <text:list-item>
              <text:p text:style-name="P22"><text:span text:style-name="T1">Prepare for App Store Submission:</text:span> Create app store listings and marketing materials.</text:p>
            </text:list-item>
            <text:list-item>
              <text:p text:style-name="P22"><text:span text:style-name="T1">Deployment:</text:span> Deploy the app to the appropriate platforms.</text:p>
            </text:list-item>
          </text:list>
        </text:list-item>
        <text:list-item>
          <text:p text:style-name="P17">Ongoing Maintenance and Support:</text:p>
          <text:list>
            <text:list-item>
              <text:p text:style-name="P22"><text:span text:style-name="T1">Monitor User Feedback:</text:span> Gather feedback and respond to user queries.</text:p>
            </text:list-item>
            <text:list-item>
              <text:p text:style-name="P22"><text:span text:style-name="T1">Release Updates:</text:span> Continuously update the app with new features, bug fixes, and improvements.</text:p>
            </text:list-item>
            <text:list-item>
              <text:p text:style-name="P22"><text:span text:style-name="T1">Performance Monitoring:</text:span> Track app performance and address any issues.</text:p>
            </text:list-item>
          </text:list>
        </text:list-item>
        <text:list-item>
          <text:p text:style-name="P17">Documentation:</text:p>
          <text:list>
            <text:list-item>
              <text:p text:style-name="P22"><text:span text:style-name="T1">Release Notes:</text:span> Describe changes and new features in each update.</text:p>
            </text:list-item>
            <text:list-item>
              <text:p text:style-name="P22"><text:span text:style-name="T1">User Manuals or Guides:</text:span> Provide detailed instructions on using the app.</text:p>
            </text:list-item>
            <text:list-item>
              <text:p text:style-name="P22"><text:span text:style-name="T1">Support Documentation:</text:span> Knowledge base articles and FAQs. 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6:16:58.475804825</meta:creation-date>
    <dc:date>2025-07-08T08:57:25.738382201</dc:date>
    <meta:editing-duration>P1DT16M23S</meta:editing-duration>
    <meta:editing-cycles>2</meta:editing-cycles>
    <meta:generator>LibreOffice/24.2.7.2$Linux_X86_64 LibreOffice_project/420$Build-2</meta:generator>
    <meta:document-statistic meta:table-count="2" meta:image-count="0" meta:object-count="0" meta:page-count="11" meta:paragraph-count="280" meta:word-count="1922" meta:character-count="12108" meta:non-whitespace-character-count="10651"/>
  </office:meta>
</office:document-meta>
</file>